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fo:font-size="15pt" fo:font-weight="bold" officeooo:paragraph-rsid="005c9a81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15pt" fo:font-weight="bold" officeooo:paragraph-rsid="005c9a81" style:font-size-asian="15pt" style:font-weight-asian="bold" style:font-size-complex="15pt" style:font-weight-complex="bold" loext:padding="0.0193in" loext:border="0.06pt solid #e3e3e3"/>
    </style:style>
    <style:style style:name="P3" style:family="paragraph" style:parent-style-name="Text_20_body">
      <style:text-properties fo:font-size="15pt" fo:font-weight="bold" officeooo:paragraph-rsid="005c9a81" style:font-size-asian="15pt" style:font-weight-asian="bold" style:font-size-complex="15pt" style:font-weight-complex="bold" loext:padding="0.0193in" loext:border="0.06pt solid #e3e3e3"/>
    </style:style>
    <style:style style:name="P4" style:family="paragraph" style:parent-style-name="Text_20_body">
      <style:text-properties fo:font-size="15pt" fo:font-weight="bold" officeooo:paragraph-rsid="005c9a81" style:font-size-asian="15pt" style:font-weight-asian="bold" style:font-size-complex="15pt" style:font-weight-complex="bold"/>
    </style:style>
    <style:style style:name="P5" style:family="paragraph" style:parent-style-name="Text_20_body">
      <style:text-properties officeooo:paragraph-rsid="005c9a81"/>
    </style:style>
    <style:style style:name="P6" style:family="paragraph" style:parent-style-name="Text_20_body" style:list-style-name="L1">
      <style:paragraph-properties fo:margin-top="0in" fo:margin-bottom="0in" loext:contextual-spacing="false" fo:padding="0.0193in" fo:border="0.06pt solid #e3e3e3"/>
      <style:text-properties officeooo:paragraph-rsid="005c9a81"/>
    </style:style>
    <style:style style:name="P7" style:family="paragraph" style:parent-style-name="Text_20_body" style:list-style-name="L2">
      <style:paragraph-properties fo:margin-top="0in" fo:margin-bottom="0in" loext:contextual-spacing="false" fo:padding="0.0193in" fo:border="0.06pt solid #e3e3e3"/>
      <style:text-properties officeooo:paragraph-rsid="005c9a81"/>
    </style:style>
    <style:style style:name="P8" style:family="paragraph" style:parent-style-name="Text_20_body" style:list-style-name="L3">
      <style:paragraph-properties fo:margin-top="0in" fo:margin-bottom="0in" loext:contextual-spacing="false" fo:padding="0.0193in" fo:border="0.06pt solid #e3e3e3"/>
      <style:text-properties officeooo:paragraph-rsid="005c9a81"/>
    </style:style>
    <style:style style:name="P9" style:family="paragraph" style:parent-style-name="Text_20_body" style:list-style-name="L4">
      <style:paragraph-properties fo:margin-top="0in" fo:margin-bottom="0in" loext:contextual-spacing="false" fo:padding="0.0193in" fo:border="0.06pt solid #e3e3e3"/>
      <style:text-properties officeooo:paragraph-rsid="005c9a81"/>
    </style:style>
    <style:style style:name="P10" style:family="paragraph" style:parent-style-name="Text_20_body" style:list-style-name="L5">
      <style:paragraph-properties fo:margin-top="0in" fo:margin-bottom="0in" loext:contextual-spacing="false" fo:padding="0.0193in" fo:border="0.06pt solid #e3e3e3"/>
      <style:text-properties officeooo:paragraph-rsid="005c9a81"/>
    </style:style>
    <style:style style:name="P11" style:family="paragraph" style:parent-style-name="Text_20_body" style:list-style-name="L6">
      <style:paragraph-properties fo:margin-top="0in" fo:margin-bottom="0in" loext:contextual-spacing="false" fo:padding="0.0193in" fo:border="0.06pt solid #e3e3e3"/>
      <style:text-properties officeooo:paragraph-rsid="005c9a81"/>
    </style:style>
    <style:style style:name="P12" style:family="paragraph" style:parent-style-name="Text_20_body" style:list-style-name="L5">
      <style:paragraph-properties fo:padding="0.0193in" fo:border="0.06pt solid #e3e3e3"/>
      <style:text-properties officeooo:paragraph-rsid="005c9a81"/>
    </style:style>
    <style:style style:name="P13" style:family="paragraph" style:parent-style-name="Text_20_body" style:list-style-name="L6">
      <style:paragraph-properties fo:padding="0.0193in" fo:border="0.06pt solid #e3e3e3"/>
      <style:text-properties officeooo:paragraph-rsid="005c9a81"/>
    </style:style>
    <style:style style:name="T1" style:family="text">
      <style:text-properties fo:font-weight="bold" officeooo:rsid="004488ba" style:font-weight-asian="bold" style:font-weight-complex="bold" loext:padding="0.0193in" loext:border="0.06pt solid #e3e3e3"/>
    </style:style>
    <style:style style:name="T2" style:family="text">
      <style:text-properties fo:font-weight="bold" officeooo:rsid="0045a14b" style:font-weight-asian="bold" style:font-weight-complex="bold" loext:padding="0.0193in" loext:border="0.06pt solid #e3e3e3"/>
    </style:style>
    <style:style style:name="T3" style:family="text">
      <style:text-properties fo:font-weight="bold" officeooo:rsid="0045e5e5" style:font-weight-asian="bold" style:font-weight-complex="bold" loext:padding="0.0193in" loext:border="0.06pt solid #e3e3e3"/>
    </style:style>
    <style:style style:name="T4" style:family="text">
      <style:text-properties loext:padding="0.0193in" loext:border="0.06pt solid #e3e3e3"/>
    </style:style>
    <style:style style:name="T5" style:family="text">
      <style:text-properties fo:font-size="15pt" officeooo:rsid="0045a14b" style:font-size-asian="15pt" style:font-size-complex="15pt" loext:padding="0.0193in" loext:border="0.06pt solid #e3e3e3"/>
    </style:style>
    <style:style style:name="T6" style:family="text">
      <style:text-properties officeooo:rsid="0045a14b"/>
    </style:style>
    <style:style style:name="T7" style:family="text">
      <style:text-properties officeooo:rsid="0045a14b" loext:padding="0.0193in" loext:border="0.06pt solid #e3e3e3"/>
    </style:style>
    <style:style style:name="T8" style:family="text">
      <style:text-properties officeooo:rsid="0045e5e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4">Attack</text:span></text:span></text:p>
      <text:list xml:id="list2547011955" text:style-name="L1">
        <text:list-item>
          <text:p text:style-name="P6"><text:span text:style-name="Strong_20_Emphasis"><text:span text:style-name="T4">Attack (Ranged)</text:span></text:span>: Specifies that the attack is executed from a distance, typically with a ranged weapon or projectile.</text:p>
        </text:list-item>
        <text:list-item>
          <text:p text:style-name="P6"><text:span text:style-name="Strong_20_Emphasis"><text:span text:style-name="T4">Attack (</text:span></text:span><text:span text:style-name="Strong_20_Emphasis"><text:span text:style-name="T1">Melee</text:span></text:span><text:span text:style-name="Strong_20_Emphasis"><text:span text:style-name="T4">)</text:span></text:span>: Indicates that the attack is performed at close range, typically with a melee weapon.</text:p>
        </text:list-item>
        <text:list-item>
          <text:p text:style-name="P6"><text:span text:style-name="Strong_20_Emphasis"><text:span text:style-name="T4">Attack (AoE)</text:span></text:span>: Denotes an area-of-effect attack that affects multiple targets within a specific radius.</text:p>
        </text:list-item>
        <text:list-item>
          <text:p text:style-name="P6"><text:span text:style-name="Strong_20_Emphasis"><text:span text:style-name="T4">Attack (Combo)</text:span></text:span>: Indicates that the attack is part of a combo chain, which may trigger additional effects or follow-up attacks.</text:p>
        </text:list-item>
        <text:list-item>
          <text:p text:style-name="P6"><text:span text:style-name="Strong_20_Emphasis"><text:span text:style-name="T4">Attack (</text:span></text:span><text:span text:style-name="Strong_20_Emphasis"><text:span text:style-name="T2">Channeled</text:span></text:span><text:span text:style-name="Strong_20_Emphasis"><text:span text:style-name="T4">)</text:span></text:span>: Denotes that the attack requires channeling over time to unleash its full effect.</text:p>
        </text:list-item>
      </text:list>
      <text:p text:style-name="P5"><text:span text:style-name="Strong_20_Emphasis"><text:span text:style-name="T5"/></text:span></text:p>
      <text:p text:style-name="P5"><text:span text:style-name="Strong_20_Emphasis"><text:span text:style-name="T5">Defend</text:span></text:span></text:p>
      <text:list xml:id="list1261783764" text:style-name="L2">
        <text:list-item>
          <text:p text:style-name="P7"><text:span text:style-name="Strong_20_Emphasis"><text:span text:style-name="T4">Defend (Block)</text:span></text:span>: Indicates that the skill allows the character to block incoming attacks, reducing or nullifying damage.</text:p>
        </text:list-item>
        <text:list-item>
          <text:p text:style-name="P7"><text:span text:style-name="Strong_20_Emphasis"><text:span text:style-name="T4">Defend (</text:span></text:span><text:span text:style-name="Strong_20_Emphasis"><text:span text:style-name="T2">Status Effect</text:span></text:span><text:span text:style-name="Strong_20_Emphasis"><text:span text:style-name="T4">)</text:span></text:span>: Indicates that the skill grants <text:span text:style-name="T6">resistance</text:span> <text:span text:style-name="T6">to status effects</text:span>.</text:p>
        </text:list-item>
        <text:list-item>
          <text:p text:style-name="P7"><text:span text:style-name="Strong_20_Emphasis"><text:span text:style-name="T4">Defend (Dodge)</text:span></text:span>: Specifies that the skill enables the character to dodge incoming attacks, avoiding damage altogether.</text:p>
        </text:list-item>
        <text:list-item>
          <text:p text:style-name="P7"><text:span text:style-name="Strong_20_Emphasis"><text:span text:style-name="T4">Defend (Barrier)</text:span></text:span>: Indicates that the skill creates a protective barrier around the character, absorbing a portion of incoming damage.</text:p>
        </text:list-item>
        <text:list-item>
          <text:p text:style-name="P7"><text:span text:style-name="Strong_20_Emphasis"><text:span text:style-name="T4">Defend (Evasion)</text:span></text:span>: Specifies that the skill grants the character increased evasion, making it harder for enemies to hit them.</text:p>
        </text:list-item>
        <text:list-item>
          <text:p text:style-name="P7"><text:span text:style-name="Strong_20_Emphasis"><text:span text:style-name="T4">Defend (Counter)</text:span></text:span>: Denotes that the skill allows the character to counterattack when successfully defending against an enemy's attack.</text:p>
        </text:list-item>
        <text:list-item>
          <text:p text:style-name="P7"><text:span text:style-name="Strong_20_Emphasis"><text:span text:style-name="T4">Defend (Reflect)</text:span></text:span>: Specifies that the skill reflects a portion of incoming damage back to the attacker.</text:p>
        </text:list-item>
      </text:list>
      <text:p text:style-name="P4"><text:span text:style-name="Strong_20_Emphasis"><text:span text:style-name="T7"/></text:span></text:p>
      <text:p text:style-name="P3"><text:span text:style-name="Strong_20_Emphasis"><text:span text:style-name="T6">Enhance</text:span></text:span></text:p>
      <text:list xml:id="list2543186127" text:style-name="L3">
        <text:list-item>
          <text:p text:style-name="P8"><text:span text:style-name="Strong_20_Emphasis"><text:span text:style-name="T2">Enhance</text:span></text:span><text:span text:style-name="Strong_20_Emphasis"><text:span text:style-name="T4"> (Self)</text:span></text:span>: Indicates that the skill heals the user exclusively, providing self-sustain.</text:p>
        </text:list-item>
        <text:list-item>
          <text:p text:style-name="P8"><text:span text:style-name="Strong_20_Emphasis"><text:span text:style-name="T2">Enhance</text:span></text:span><text:span text:style-name="Strong_20_Emphasis"><text:span text:style-name="T4"> (Area)</text:span></text:span>: Denotes that the skill heals multiple targets within a designated area, providing group support.</text:p>
        </text:list-item>
        <text:list-item>
          <text:p text:style-name="P8"><text:span text:style-name="Strong_20_Emphasis"><text:span text:style-name="T2">Enhance</text:span></text:span><text:span text:style-name="Strong_20_Emphasis"><text:span text:style-name="T4"> (</text:span></text:span><text:span text:style-name="Strong_20_Emphasis"><text:span text:style-name="T2">Status Effect</text:span></text:span><text:span text:style-name="Strong_20_Emphasis"><text:span text:style-name="T4">)</text:span></text:span>: Indicates that the skill provides <text:span text:style-name="T6">buffs.</text:span></text:p>
        </text:list-item>
        <text:list-item>
          <text:p text:style-name="P8"><text:span text:style-name="Strong_20_Emphasis"><text:span text:style-name="T2">Enhance</text:span></text:span><text:span text:style-name="Strong_20_Emphasis"><text:span text:style-name="T4"> (</text:span></text:span><text:span text:style-name="Strong_20_Emphasis"><text:span text:style-name="T2">Heal</text:span></text:span><text:span text:style-name="Strong_20_Emphasis"><text:span text:style-name="T4">)</text:span></text:span>: Indicates that the skill provides <text:span text:style-name="T6">healing.</text:span></text:p>
        </text:list-item>
        <text:list-item>
          <text:p text:style-name="P8"><text:span text:style-name="Strong_20_Emphasis"><text:span text:style-name="T2">Enhance</text:span></text:span><text:span text:style-name="Strong_20_Emphasis"><text:span text:style-name="T4"> (Cleanse)</text:span></text:span>: Indicates that the skill removes negative status effects or debuffs from the target in addition to healing.</text:p>
        </text:list-item>
      </text:list>
      <text:p text:style-name="P3"><text:span text:style-name="Strong_20_Emphasis"/></text:p>
      <text:p text:style-name="P3"><text:soft-page-break/><text:span text:style-name="Strong_20_Emphasis"><text:span text:style-name="T6">Weaken</text:span></text:span></text:p>
      <text:list xml:id="list2998813072" text:style-name="L4">
        <text:list-item>
          <text:p text:style-name="P9"><text:span text:style-name="Strong_20_Emphasis"><text:span text:style-name="T4">Weakening (Damage)</text:span></text:span>: Indicates that the skill reduces the damage output of the affected target(s), making them less effective in combat.</text:p>
        </text:list-item>
        <text:list-item>
          <text:p text:style-name="P9"><text:span text:style-name="Strong_20_Emphasis"><text:span text:style-name="T4">Weakening (Status Effect)</text:span></text:span>: Denotes that the skill inflicts negative status effects on the target(s), such as stuns, slows, or silences, hindering their actions.</text:p>
        </text:list-item>
        <text:list-item>
          <text:p text:style-name="P9"><text:span text:style-name="Strong_20_Emphasis"><text:span text:style-name="T4">Weakening (Resistance)</text:span></text:span>: Specifies that the skill decreases the target's resistance to certain types of damage or status effects, making them more vulnerable to subsequent attacks.</text:p>
        </text:list-item>
        <text:list-item>
          <text:p text:style-name="P9"><text:span text:style-name="Strong_20_Emphasis"><text:span text:style-name="T4">Weakening (Attribute)</text:span></text:span>: Indicates that the skill reduces specific attributes or stats of the target(s), such as strength, agility, or intelligence, weakening their overall effectiveness.</text:p>
        </text:list-item>
        <text:list-item>
          <text:p text:style-name="P9"><text:span text:style-name="Strong_20_Emphasis"><text:span text:style-name="T4">Weakening (Vulnerability)</text:span></text:span>: Denotes that the skill increases the damage taken by the target(s) from all sources, making them more vulnerable to incoming attacks.</text:p>
        </text:list-item>
      </text:list>
      <text:p text:style-name="P3"><text:span text:style-name="Strong_20_Emphasis"/></text:p>
      <text:p text:style-name="P3"><text:span text:style-name="Strong_20_Emphasis"><text:span text:style-name="T8">Position</text:span></text:span></text:p>
      <text:list xml:id="list1938513030" text:style-name="L5">
        <text:list-item>
          <text:p text:style-name="P10"><text:span text:style-name="Strong_20_Emphasis"><text:span text:style-name="T4">Position (Movement)</text:span></text:span>: Indicates that the skill allows the user or target(s) to move to a different position on the battlefield, either increasing mobility or providing strategic positioning.</text:p>
        </text:list-item>
        <text:list-item>
          <text:p text:style-name="P10"><text:span text:style-name="Strong_20_Emphasis"><text:span text:style-name="T4">Position (Teleportation)</text:span></text:span>: Denotes that the skill instantly transports the user or target(s) to a specific location on the battlefield, bypassing obstacles or enemies.</text:p>
        </text:list-item>
        <text:list-item>
          <text:p text:style-name="P10"><text:span text:style-name="Strong_20_Emphasis"><text:span text:style-name="T4">Position (Forced Movement)</text:span></text:span>: Specifies that the skill forcibly moves the target(s) to a different position on the battlefield, potentially disrupting their plans or positioning.</text:p>
        </text:list-item>
        <text:list-item>
          <text:p text:style-name="P12"><text:span text:style-name="Strong_20_Emphasis"><text:span text:style-name="T4">Position (Retreat)</text:span></text:span>: Specifies that the skill facilitates strategic retreat by allowing the user or target(s) to quickly disengage from combat and reposition to a safer location.</text:p>
        </text:list-item>
      </text:list>
      <text:p text:style-name="P3"><text:span text:style-name="Strong_20_Emphasis"/></text:p>
      <text:p text:style-name="P3"><text:span text:style-name="Strong_20_Emphasis"><text:span text:style-name="T8">Summon</text:span></text:span></text:p>
      <text:list xml:id="list2691813873" text:style-name="L6">
        <text:list-item>
          <text:p text:style-name="P11"><text:span text:style-name="Strong_20_Emphasis"><text:span text:style-name="T4">Summon (</text:span></text:span><text:span text:style-name="Strong_20_Emphasis"><text:span text:style-name="T3">Permanent</text:span></text:span><text:span text:style-name="Strong_20_Emphasis"><text:span text:style-name="T4">)</text:span></text:span>: Specifies th<text:span text:style-name="T8">at the summon lasts until defeated.</text:span></text:p>
        </text:list-item>
        <text:list-item>
          <text:p text:style-name="P11"><text:span text:style-name="Strong_20_Emphasis"><text:span text:style-name="T4">Summon (</text:span></text:span><text:span text:style-name="Strong_20_Emphasis"><text:span text:style-name="T3">Temporary</text:span></text:span><text:span text:style-name="Strong_20_Emphasis"><text:span text:style-name="T4">)</text:span></text:span>: Indicates th<text:span text:style-name="T8">at the summon is temporary.</text:span></text:p>
        </text:list-item>
        <text:list-item>
          <text:p text:style-name="P13"><text:span text:style-name="Strong_20_Emphasis"><text:span text:style-name="T4">Summon (</text:span></text:span><text:span text:style-name="Strong_20_Emphasis"><text:span text:style-name="T3">Obstacle</text:span></text:span><text:span text:style-name="Strong_20_Emphasis"><text:span text:style-name="T4">)</text:span></text:span>: Denotes th<text:span text:style-name="T8">at the summon is an obstacle.</text:span></text:p>
        </text:list-item>
        <text:list-item>
          <text:p text:style-name="P13"><text:span text:style-name="Strong_20_Emphasis"><text:span text:style-name="T4">Summon (</text:span></text:span><text:span text:style-name="Strong_20_Emphasis"><text:span text:style-name="T3">Creature</text:span></text:span><text:span text:style-name="Strong_20_Emphasis"><text:span text:style-name="T4">)</text:span></text:span>: Denotes th<text:span text:style-name="T8">at the summon is an autonomous creature.</text:span>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4T18:06:22.197681382</meta:creation-date>
    <dc:date>2024-05-23T15:52:58.736078528</dc:date>
    <meta:editing-duration>PT24M24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2" meta:paragraph-count="36" meta:word-count="551" meta:character-count="3692" meta:non-whitespace-character-count="3207"/>
  </office:meta>
</office:document-meta>
</file>